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8df6cb" officeooo:paragraph-rsid="018df6cb"/>
    </style:style>
    <style:style style:name="P34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35" style:family="paragraph" style:parent-style-name="Paragraph">
      <style:text-properties officeooo:paragraph-rsid="01932208"/>
    </style:style>
    <style:style style:name="P36" style:family="paragraph" style:parent-style-name="Paragraph">
      <style:text-properties officeooo:rsid="019c4bdf" officeooo:paragraph-rsid="019c4bdf"/>
    </style:style>
    <style:style style:name="P37" style:family="paragraph" style:parent-style-name="Heading">
      <style:text-properties officeooo:rsid="018ecf01" officeooo:paragraph-rsid="01907424"/>
    </style:style>
    <style:style style:name="P38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39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40" style:family="paragraph" style:parent-style-name="Paragraph">
      <style:text-properties style:font-name="Calibri" fo:font-size="11pt" officeooo:rsid="01996c05" officeooo:paragraph-rsid="019c4bdf" style:font-size-asian="11pt" style:font-size-complex="11pt"/>
    </style:style>
    <style:style style:name="P41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42" style:family="paragraph" style:parent-style-name="Paragraph" style:list-style-name="L1">
      <style:text-properties officeooo:rsid="01932208" officeooo:paragraph-rsid="01932208"/>
    </style:style>
    <style:style style:name="P43" style:family="paragraph" style:parent-style-name="Paragraph" style:list-style-name="L2">
      <style:text-properties officeooo:rsid="01932208" officeooo:paragraph-rsid="019c4bdf"/>
    </style:style>
    <style:style style:name="P44" style:family="paragraph" style:parent-style-name="Paragraph" style:list-style-name="L2">
      <style:text-properties officeooo:rsid="01932208" officeooo:paragraph-rsid="01932208"/>
    </style:style>
    <style:style style:name="P45" style:family="paragraph" style:parent-style-name="Paragraph" style:list-style-name="L2">
      <style:text-properties officeooo:rsid="019366e3" officeooo:paragraph-rsid="019c4bdf"/>
    </style:style>
    <style:style style:name="P46" style:family="paragraph" style:parent-style-name="Paragraph">
      <style:text-properties officeooo:paragraph-rsid="01932208"/>
    </style:style>
    <style:style style:name="P47" style:family="paragraph" style:parent-style-name="Paragraph">
      <style:text-properties officeooo:rsid="019ead61" officeooo:paragraph-rsid="019ead61"/>
    </style:style>
    <style:style style:name="P48" style:family="paragraph" style:parent-style-name="Paragraph" style:list-style-name="_33_37108515409621061">
      <style:text-properties officeooo:rsid="019ead61" officeooo:paragraph-rsid="01a04e6e"/>
    </style:style>
    <style:style style:name="P49" style:family="paragraph" style:parent-style-name="Paragraph">
      <style:text-properties officeooo:rsid="019ead61" officeooo:paragraph-rsid="01a04e6e"/>
    </style:style>
    <style:style style:name="P50" style:family="paragraph" style:parent-style-name="Paragraph">
      <style:text-properties officeooo:rsid="019c4bdf" officeooo:paragraph-rsid="019c4bdf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3e239"/>
    </style:style>
    <style:style style:name="T11" style:family="text">
      <style:text-properties officeooo:rsid="01957b6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alibri1" fo:font-size="11pt" fo:language="en" fo:country="NZ" officeooo:rsid="01a0fdf5" style:font-size-asian="11pt" style:font-size-complex="11pt"/>
    </style:style>
    <style:style style:name="T14" style:family="text">
      <style:text-properties officeooo:rsid="01a18aa3"/>
    </style:style>
    <style:style style:name="T15" style:family="text">
      <style:text-properties officeooo:rsid="01a04e6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7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34">We refer to the above transaction, which is being transacted as an electronic dealing in Landonline.</text:p>
      <text:p text:style-name="P34">We undertake that we have signed the <text:text-input text:description="">{{ matter.matterType }}</text:text-input> under e-dealing number <text:text-input text:description="">{{ matter.eDealingNumber }}</text:text-input>. </text:p>
      <text:p text:style-name="P34">Please read our Settlement Requirements carefully prior to completing settlement. <text:s/>We reserve the right to reject your tender for settlement if our Settlement Requirements are not strictly complied with. </text:p>
      <text:p text:style-name="P34">We confirm our trust account details as: </text:p>
      <text:list xml:id="list1364099808768592027" text:style-name="L1">
        <text:list-item>
          <text:p text:style-name="P39">Account Name: Evolution Lawyers Limited </text:p>
        </text:list-item>
        <text:list-item>
          <text:p text:style-name="P42"><text:soft-page-break/>Account Number: 12-3107-0010923-02 </text:p>
        </text:list-item>
      </text:list>
      <text:p text:style-name="P35"/>
      <text:p text:style-name="P34">Immediately following satisfaction of our Settlement Requirements, we further undertake: </text:p>
      <text:p text:style-name="P40"><text:text-input text:description="">{% if matter.matterType == 'discharge of mortgage and transfer instruments' %}</text:text-input></text:p>
      <text:list xml:id="list4720472762805181669" text:style-name="L2">
        <text:list-item>
          <text:p text:style-name="P43">to release the following instrument<text:span text:style-name="T11">s </text:span>from the Landonline Workspace into your control: </text:p>
          <text:list>
            <text:list-item>
              <text:p text:style-name="P45">Discharge of Mortgage number <text:span text:style-name="T10"><text:text-input text:description="">{{ matter.mortgageInstrumentNumber }}</text:text-input></text:span>; and </text:p>
            </text:list-item>
            <text:list-item>
              <text:p text:style-name="P45">Transfer number <text:text-input text:description="">{{ matter.transferInstrumentNumber }}</text:text-input>;</text:p>
            </text:list-item>
          </text:list>
        </text:list-item>
      </text:list>
      <text:p text:style-name="P41"><text:text-input text:description="">{% else %}</text:text-input></text:p>
      <text:list xml:id="list135723891433804" text:continue-list="list4720472762805181669" text:style-name="L2">
        <text:list-item text:start-value="1">
          <text:p text:style-name="P43">to release the following instrument<text:span text:style-name="T11"> </text:span>from the Landonline Workspace into your control: </text:p>
          <text:list>
            <text:list-item text:start-value="1">
              <text:p text:style-name="P45">Transfer number <text:text-input text:description="">{{ matter.transferInstrumentNumber }}</text:text-input>;</text:p>
            </text:list-item>
          </text:list>
        </text:list-item>
      </text:list>
      <text:p text:style-name="P36"><text:text-input text:description="">{% endif %}</text:text-input></text:p>
      <text:list xml:id="list135724233527442" text:continue-numbering="true" text:style-name="L2">
        <text:list-item>
          <text:p text:style-name="P44">not to attempt to withdraw any release of, or alter any, instruments following release or settlement; and </text:p>
        </text:list-item>
        <text:list-item>
          <text:p text:style-name="P44">to authorise the release of the keys to the Property to your client. </text:p>
        </text:list-item>
      </text:list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3T13:57:22.056972000</dc:date>
    <meta:editing-duration>P3DT3H25S</meta:editing-duration>
    <meta:editing-cycles>391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3" meta:word-count="601" meta:character-count="3282" meta:non-whitespace-character-count="2908"/>
  </office:meta>
</office:document-meta>
</file>